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Brainstorming</text:p>
      <text:p text:style-name="P2">Short-Listed Ideas</text:p>
      <text:list text:style-name="LFO2" text:continue-numbering="true">
        <text:list-item>
          <text:p text:style-name="P3">Food questions<text:s/>– Whether you diet is healthy or not healthy will be decided by asking you food questions.</text:p>
        </text:list-item>
        <text:list-item>
          <text:p text:style-name="P4">Consult doctor app<text:s/>– a Virtual way to connect to your doctor and gives you medical advice.</text:p>
        </text:list-item>
        <text:list-item>
          <text:p text:style-name="P5">Water Reminder – Remind you to drink water every hour.</text:p>
        </text:list-item>
        <text:list-item>
          <text:p text:style-name="P6">Timetable reminder app-<text:s/>Make a timetable for the day and sends you notifications when it is almost time.</text:p>
        </text:list-item>
      </text:list>
      <text:p text:style-name="P7">Final Choice</text:p>
      <text:list text:style-name="LFO1" text:continue-numbering="true">
        <text:list-item>
          <text:p text:style-name="P8"><text:span text:style-name="T9">Timetable remainder app</text:span><text:span text:style-name="T10"><text:s/>with Water Remainder</text:span><text:s/>–<text:s/><text:span text:style-name="T11">Make a timetable for the day and sends you notifications when it is almost time. Combined also with the water reminder app which will remind you to drink water every hou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pinath Yadava</meta:initial-creator>
    <dc:creator>Gopinath Yadava</dc:creator>
    <meta:creation-date>2021-06-25T17:33:00Z</meta:creation-date>
    <dc:date>2021-06-26T13:12:00Z</dc:date>
    <meta:template xlink:href="Normal" xlink:type="simple"/>
    <meta:editing-cycles>3</meta:editing-cycles>
    <meta:editing-duration>PT1860S</meta:editing-duration>
    <meta:document-statistic meta:page-count="1" meta:paragraph-count="1" meta:word-count="92" meta:character-count="621" meta:row-count="4" meta:non-whitespace-character-count="530"/>
  </office:meta>
</office:document-meta>
</file>